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C0000000C28DC3FDD880360DE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style:font-name="Calibri" officeooo:rsid="0017a67a" officeooo:paragraph-rsid="0017a67a"/>
    </style:style>
    <style:style style:name="P2" style:family="paragraph" style:parent-style-name="Standard" style:list-style-name="L2">
      <style:text-properties style:font-name="Calibri" officeooo:rsid="00194660" officeooo:paragraph-rsid="00194660"/>
    </style:style>
    <style:style style:name="P3" style:family="paragraph" style:parent-style-name="Standard" style:list-style-name="L2">
      <style:text-properties style:font-name="Calibri" officeooo:rsid="001d1653" officeooo:paragraph-rsid="001d1653"/>
    </style:style>
    <style:style style:name="P4" style:family="paragraph" style:parent-style-name="Standard" style:list-style-name="L2">
      <style:text-properties style:font-name="Calibri" officeooo:rsid="001e10ea" officeooo:paragraph-rsid="001e10ea"/>
    </style:style>
    <style:style style:name="P5" style:family="paragraph" style:parent-style-name="Standard" style:list-style-name="L2">
      <style:text-properties style:font-name="Calibri" officeooo:rsid="001fb896" officeooo:paragraph-rsid="001fb896"/>
    </style:style>
    <style:style style:name="T1" style:family="text">
      <style:text-properties officeooo:rsid="0018a8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a8e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1d54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image text:level="1" xlink:href="Pictures/100000010000000C0000000C28DC3FDD880360DE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55605317" text:style-name="L2">
        <text:list-item>
          <text:p text:style-name="P1">Trigger on <text:span text:style-name="T2">Issues</text:span> table, <text:span text:style-name="T2">Tr_Issue</text:span><text:span text:style-name="T3">s</text:span><text:span text:style-name="T2">_Insert</text:span> – <text:span text:style-name="T1">After INSERT, u</text:span>pdates IssueID on to be 1 plus the current max(IssueID) on the table; <text:span text:style-name="T1">sets CreatedDateTime = GETDATE().</text:span></text:p>
        </text:list-item>
        <text:list-item>
          <text:p text:style-name="P2">Trigger on <text:span text:style-name="T2">Issues</text:span> table, <text:span text:style-name="T2">Tr_Issues_Modified</text:span><text:span text:style-name="T4"> – After UPDATE </text:span><text:span text:style-name="T5">on CardNum, Dev, QA, BegDate, EndDate, or Notes</text:span><text:span text:style-name="T4">, sets ModifiedDate = GETDATE().</text:span></text:p>
        </text:list-item>
        <text:list-item>
          <text:p text:style-name="P3"><text:span text:style-name="T4">Trigger on </text:span><text:span text:style-name="T2">TestSteps</text:span><text:span text:style-name="T4"> table, </text:span><text:span text:style-name="T2">Tr_TestSteps_Insert</text:span><text:span text:style-name="T4"> – After INSERT, sets CreatedDate = GETDATE(); StepID = max(StepID) + 1 for this IssueID.</text:span></text:p>
        </text:list-item>
        <text:list-item>
          <text:p text:style-name="P4"><text:span text:style-name="T4">Trigger on </text:span><text:span text:style-name="T2">TestSteps</text:span><text:span text:style-name="T4"> table, </text:span><text:span text:style-name="T2">Tr_TestSteps_Modified</text:span><text:span text:style-name="T4"> – After UPDATE on Details or Notes, sets ModifiedDate = GETDATE().</text:span></text:p>
        </text:list-item>
        <text:list-item>
          <text:p text:style-name="P5"><text:span text:style-name="T4">Trigger on </text:span><text:span text:style-name="T2">Queries</text:span><text:span text:style-name="T4"> table, </text:span><text:span text:style-name="T2">Tr_Queries_Insert</text:span><text:span text:style-name="T4"> – After INSERT, sets CreatedDate = GETDATE(); QueryID = max(QueryID) + 1 for this IssueID-StepID.</text:span></text:p>
        </text:list-item>
        <text:list-item>
          <text:p text:style-name="P5"><text:span text:style-name="T4">Trigger on </text:span><text:span text:style-name="T2">Queries</text:span><text:span text:style-name="T4"> table, </text:span><text:span text:style-name="T2">Tr_Queries_Modified</text:span><text:span text:style-name="T4"> – After UPDATE on Query, Environment, or Notes, sets ModifiedDate = GETDATE(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4T19:39:33.518000000</meta:creation-date>
    <meta:generator>LibreOffice/7.2.0.4$Windows_X86_64 LibreOffice_project/9a9c6381e3f7a62afc1329bd359cc48accb6435b</meta:generator>
    <dc:date>2021-09-05T10:27:57.126000000</dc:date>
    <meta:editing-duration>PT13H48M9S</meta:editing-duration>
    <meta:editing-cycles>9</meta:editing-cycles>
    <meta:document-statistic meta:table-count="0" meta:image-count="0" meta:object-count="0" meta:page-count="1" meta:paragraph-count="6" meta:word-count="118" meta:character-count="823" meta:non-whitespace-character-count="711"/>
  </office:meta>
</office:document-meta>
</file>